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25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12904" calcext:value-type="float">
            <text:p>113.9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24-10-24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62456" calcext:value-type="float">
            <text:p>115.6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24-07-2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3592" calcext:value-type="float">
            <text:p>114.0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24-03-20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73152" calcext:value-type="float">
            <text:p>114.3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23-10-25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6232" calcext:value-type="float">
            <text:p>116.1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23-03-1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63296" calcext:value-type="float">
            <text:p>114.7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22-10-2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4432" calcext:value-type="float">
            <text:p>116.9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22-08-09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15312" calcext:value-type="float">
            <text:p>116.4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22-03-16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45008" calcext:value-type="float">
            <text:p>114.7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21-10-26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0904" calcext:value-type="float">
            <text:p>116.9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21-07-07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1836" calcext:value-type="float">
            <text:p>116.4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21-03-19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0528" calcext:value-type="float">
            <text:p>113.1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20-12-14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0668" calcext:value-type="float">
            <text:p>114.4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20-09-15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688" calcext:value-type="float">
            <text:p>116.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20-06-30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3552" calcext:value-type="float">
            <text:p>113.7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20-04-06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2936" calcext:value-type="float">
            <text:p>111.8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9-12-17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73992" calcext:value-type="float">
            <text:p>113.4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9-09-23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6552" calcext:value-type="float">
            <text:p>114.9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9-08-0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98704" calcext:value-type="float">
            <text:p>114.5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9-06-24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6144" calcext:value-type="float">
            <text:p>113.1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9-03-26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3688" calcext:value-type="float">
            <text:p>111.8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8-12-03 2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1424" calcext:value-type="float">
            <text:p>113.5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8-06-12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9032" calcext:value-type="float">
            <text:p>111.8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8-03-27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3024" calcext:value-type="float">
            <text:p>111.0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8-01-08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71328" calcext:value-type="float">
            <text:p>111.9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7-09-26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21792" calcext:value-type="float">
            <text:p>114.9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7-09-26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21792" calcext:value-type="float">
            <text:p>114.9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7-06-13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0368" calcext:value-type="float">
            <text:p>111.9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7-03-20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5736" calcext:value-type="float">
            <text:p>111.4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7-01-08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71328" calcext:value-type="float">
            <text:p>111.9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6-12-01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02136" calcext:value-type="float">
            <text:p>113.1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6-09-27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13944" calcext:value-type="float">
            <text:p>114.6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6-07-2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54408" calcext:value-type="float">
            <text:p>113.7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6-05-2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0392" calcext:value-type="float">
            <text:p>111.3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6-03-28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1568" calcext:value-type="float">
            <text:p>110.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6-02-25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8224" calcext:value-type="float">
            <text:p>110.7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5-09-28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3928" calcext:value-type="float">
            <text:p>113.7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5-09-2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3928" calcext:value-type="float">
            <text:p>113.7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5-07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6744" calcext:value-type="float">
            <text:p>112.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5-06-25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4192" calcext:value-type="float">
            <text:p>111.2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5-06-2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0288" calcext:value-type="float">
            <text:p>111.2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5-06-17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3196" calcext:value-type="float">
            <text:p>110.9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5-03-25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2912" calcext:value-type="float">
            <text:p>108.6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5-01-29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95768" calcext:value-type="float">
            <text:p>109.3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4-11-12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4-09-30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6216" calcext:value-type="float">
            <text:p>111.4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4-08-20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0628" calcext:value-type="float">
            <text:p>111.2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4-07-31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45576" calcext:value-type="float">
            <text:p>110.1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4-06-2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8088" calcext:value-type="float">
            <text:p>108.9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4-06-0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21704" calcext:value-type="float">
            <text:p>108.1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4-05-20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528" calcext:value-type="float">
            <text:p>107.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4-05-06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672" calcext:value-type="float">
            <text:p>107.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4-03-24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6216" calcext:value-type="float">
            <text:p>107.6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3-10-07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52256" calcext:value-type="float">
            <text:p>110.2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3-03-25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2504" calcext:value-type="float">
            <text:p>106.9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2-10-08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45704" calcext:value-type="float">
            <text:p>109.6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2-06-2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8576" calcext:value-type="float">
            <text:p>107.4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2-03-26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11192" calcext:value-type="float">
            <text:p>106.3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1-10-12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3536" calcext:value-type="float">
            <text:p>109.0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1-03-29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43096" calcext:value-type="float">
            <text:p>105.5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1-01-26 2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87392" calcext:value-type="float">
            <text:p>106.3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0-10-20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4064" calcext:value-type="float">
            <text:p>107.9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0-10-05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9544" calcext:value-type="float">
            <text:p>108.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0-09-10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3912" calcext:value-type="float">
            <text:p>109.0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10-04-20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9692" calcext:value-type="float">
            <text:p>104.8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1905</text:p>
          </table:table-cell>
          <table:table-cell office:value-type="string" calcext:value-type="string">
            <text:p>02N/12E-07AAD</text:p>
          </table:table-cell>
          <table:table-cell office:value-type="string" calcext:value-type="string">
            <text:p>2005-04-15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1612" calcext:value-type="float">
            <text:p>106.1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8" meta:object-count="0"/>
    <meta:user-defined meta:name="AppVersion">3.0</meta:user-defined>
  </office:meta>
</office:document-meta>
</file>